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b307a" officeooo:paragraph-rsid="000b307a"/>
    </style:style>
    <style:style style:name="P2" style:family="paragraph" style:parent-style-name="Standard">
      <style:paragraph-properties fo:text-align="center" style:justify-single-word="false"/>
      <style:text-properties fo:font-size="20pt" officeooo:rsid="000b307a" officeooo:paragraph-rsid="000b307a" style:font-size-asian="20pt" style:font-size-complex="20pt"/>
    </style:style>
    <style:style style:name="P3" style:family="paragraph" style:parent-style-name="Standard">
      <style:text-properties style:use-window-font-color="true" loext:opacity="0%" officeooo:rsid="000b307a" officeooo:paragraph-rsid="000b307a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T5" style:family="text">
      <style:text-properties officeooo:rsid="000b3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énario nominal site web</text:p>
      <text:p text:style-name="P3"/>
      <text:p text:style-name="Standard"><text:span text:style-name="Strong_20_Emphasis">Acteurs Primaires</text:span></text:p>
      <text:p text:style-name="Standard">– L'Utilisateur</text:p>
      <text:p text:style-name="Standard"/>
      <text:p text:style-name="Standard"><text:span text:style-name="Strong_20_Emphasis">Acteurs Secondaires</text:span></text:p>
      <text:p text:style-name="Standard">– API Google Maps</text:p>
      <text:p text:style-name="Standard"/>
      <text:p text:style-name="Standard"><text:span text:style-name="Strong_20_Emphasis">Préconditions</text:span></text:p>
      <text:p text:style-name="Standard">– Connexion Internet</text:p>
      <text:p text:style-name="Standard">– Base de données SQL des distributeurs</text:p>
      <text:p text:style-name="Standard">– Fonctionnalité de localisation du navigateur</text:p>
      <text:p text:style-name="Standard">– Accès à l'API Google Maps</text:p>
      <text:p text:style-name="Standard"/>
      <text:p text:style-name="Standard"><text:span text:style-name="Strong_20_Emphasis">Scénario</text:span></text:p>
      <text:p text:style-name="P1">1. L’utilisateur se dirige sur le site.</text:p>
      <text:p text:style-name="P1">2. Le site demande à l’utilisateur l’activation du GPS.</text:p>
      <text:p text:style-name="P1"/>
      <text:p text:style-name="P1">L’utilisateur accepte :</text:p>
      <text:p text:style-name="P1">3. Le site affiche une carte avec les distributeurs de baguette les plus proche de lui. </text:p>
      <text:p text:style-name="P1">4. Un filtre apparaît à coté de la carte pour changer le rayons kilomètre au alentour</text:p>
      <text:p text:style-name="P1">5. Le site affiche le nombre total de distributeur en fonction du rayons de kilomètre.</text:p>
      <text:p text:style-name="P1">6. Lorsque l’utilisateur sélectionne un distributeur, un tableau apparaît avec l’état de la machine, l’horaire d’ouverture, les types de baguettes proposées et le stock restant.</text:p>
      <text:p text:style-name="P1">6. Le site pourra proposer à l’usager un itinéraire vers le distributeur sélectionné qui le redirigera vers Google Maps.</text:p>
      <text:p text:style-name="P1"/>
      <text:p text:style-name="P1">L’utilisateur refuse :</text:p>
      <text:p text:style-name="P1">3. Le site affiche une carte de la France en grand avec tout les distributeurs de baguette.</text:p>
      <text:p text:style-name="P1">4. Lorsque l’utilisateur sélectionne un distributeur, un tableau apparaît avec l’état de la machine, l’horaire d’ouverture, les types de baguettes proposées et le stock restant.</text:p>
      <text:p text:style-name="P1">5. Le site pourra proposer à l’usager l’adresse vers le distributeur sélectionné et le redirigera vers Google Maps pour qu’il rentre sa position actuell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08:21:49.754000000</meta:creation-date>
    <dc:date>2024-02-21T14:16:57.544000000</dc:date>
    <meta:editing-duration>PT2H38M32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3" meta:word-count="211" meta:character-count="1363" meta:non-whitespace-character-count="1168"/>
  </office:meta>
</office:document-meta>
</file>